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202405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oin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First Ult</text:p>
          </table:table-cell>
          <table:table-cell office:value-type="string" calcext:value-type="string">
            <text:p>Last Room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Initial</text:p>
          </table:table-cell>
          <table:table-cell office:value-type="float" office:value="556" calcext:value-type="float">
            <text:p>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ice Run</text:p>
          </table:table-cell>
          <table:table-cell table:formula="of:=SUM(1299;-[.B2])" office:value-type="float" office:value="743" calcext:value-type="float">
            <text:p>743</text:p>
          </table:table-cell>
          <table:table-cell office:value-type="float" office:value="7168" calcext:value-type="float">
            <text:p>7168</text:p>
          </table:table-cell>
          <table:table-cell table:style-name="ce1" office:value-type="time" office:time-value="PT14H55M00S" calcext:value-type="time">
            <text:p>02:55:00 PM</text:p>
          </table:table-cell>
          <table:table-cell table:style-name="ce1" office:value-type="time" office:time-value="PT15H30M00S" calcext:value-type="time">
            <text:p>03:30:00 PM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pert Run</text:p>
          </table:table-cell>
          <table:table-cell table:formula="of:=SUM(1557;-SUM([.B2:.B3]))" office:value-type="float" office:value="258" calcext:value-type="float">
            <text:p>258</text:p>
          </table:table-cell>
          <table:table-cell office:value-type="float" office:value="17429" calcext:value-type="float">
            <text:p>17429</text:p>
          </table:table-cell>
          <table:table-cell table:style-name="ce1" office:value-type="time" office:time-value="PT15H32M00S" calcext:value-type="time">
            <text:p>03:32:00 PM</text:p>
          </table:table-cell>
          <table:table-cell table:style-name="ce1" office:value-type="time" office:time-value="PT15H43M00S" calcext:value-type="time">
            <text:p>03:43:00 P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table table:name="202406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Coin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First Ult</text:p>
          </table:table-cell>
          <table:table-cell office:value-type="string" calcext:value-type="string">
            <text:p>Last Room</text:p>
          </table:table-cell>
          <table:table-cell office:value-type="string" calcext:value-type="string">
            <text:p>Ambush</text:p>
          </table:table-cell>
        </table:table-row>
        <table:table-row table:style-name="ro1">
          <table:table-cell office:value-type="string" calcext:value-type="string">
            <text:p>Initial</text:p>
          </table:table-cell>
          <table:table-cell office:value-type="float" office:value="2032" calcext:value-type="float">
            <text:p>2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vice Run</text:p>
          </table:table-cell>
          <table:table-cell/>
          <table:table-cell office:value-type="float" office:value="7168" calcext:value-type="float">
            <text:p>7168</text:p>
          </table:table-cell>
          <table:table-cell table:style-name="ce1" office:value-type="time" office:time-value="PT14H55M00S" calcext:value-type="time">
            <text:p>02:55:00 PM</text:p>
          </table:table-cell>
          <table:table-cell table:style-name="ce1" office:value-type="time" office:time-value="PT15H30M00S" calcext:value-type="time">
            <text:p>03:30:00 PM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aster Run</text:p>
          </table:table-cell>
          <table:table-cell table:number-columns-repeated="2"/>
          <table:table-cell table:style-name="ce1" office:value-type="time" office:time-value="PT15H32M00S" calcext:value-type="time">
            <text:p>03:32:00 PM</text:p>
          </table:table-cell>
          <table:table-cell table:style-name="ce1" office:value-type="time" office:time-value="PT15H43M00S" calcext:value-type="time">
            <text:p>03:43:00 PM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Novice Run</text:p>
          </table:table-cell>
          <table:table-cell table:formula="of:=SUM(2710;-2222)" office:value-type="float" office:value="488" calcext:value-type="float">
            <text:p>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 Run</text:p>
          </table:table-cell>
          <table:table-cell table:formula="of:=SUM(2222;-2032)" office:value-type="float" office:value="190" calcext:value-type="float">
            <text:p>190</text:p>
          </table:table-cell>
          <table:table-cell office:value-type="float" office:value="121837" calcext:value-type="float">
            <text:p>12183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4:54:06.331781499</meta:creation-date>
    <meta:generator>LibreOffice/7.3.7.2$Linux_X86_64 LibreOffice_project/30$Build-2</meta:generator>
    <dc:date>2024-07-01T09:42:36.121236626</dc:date>
    <meta:editing-duration>PT23H30M56S</meta:editing-duration>
    <meta:editing-cycles>3</meta:editing-cycles>
    <meta:document-statistic meta:table-count="2" meta:cell-count="50" meta:object-count="0"/>
  </office:meta>
</office:document-meta>
</file>